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  <style:paragraph-properties fo:margin-top="0in" fo:margin-bottom="0in"/>
    </style:style>
    <style:style style:name="P19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itle">Definitions of Abstract Algebra</text:p>
      <text:p text:style-name="Author">Daniel Sanchez</text:p>
      <text:h text:style-name="Heading_20_2" text:outline-level="2"><text:bookmark-start text:name="algebras"/>Algebras<text:bookmark-end text:name="algebras"/></text:h>
      <text:list text:style-name="L1">
        <text:list-item>
          <text:p text:style-name="P1">An algebra is defined by:</text:p>
          <text:list text:style-name="L2">
            <text:list-item>
              <text:p text:style-name="P2">A set of <text:span text:style-name="T1">values</text:span></text:p>
            </text:list-item>
            <text:list-item>
              <text:p text:style-name="P2">A set of <text:span text:style-name="T1">operations</text:span></text:p>
            </text:list-item>
            <text:list-item>
              <text:p text:style-name="P2">A set of <text:span text:style-name="T1">laws</text:span></text:p>
            </text:list-item>
          </text:list>
        </text:list-item>
        <text:list-item>
          <text:p text:style-name="P1">A <text:span text:style-name="T1">semigroup</text:span>, <text:span text:style-name="T1">monoid</text:span> or <text:span text:style-name="T1">group</text:span> is a kind of algebra with a defined binary operator <draw:frame draw:style-name="fr1" text:anchor-type="as-char"><draw:object xlink:href="Formula-0/" xlink:type="simple" xlink:show="embed" xlink:actuate="onLoad"/></draw:frame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if <draw:frame draw:style-name="fr1" text:anchor-type="as-char"><draw:object xlink:href="Formula-2/" xlink:type="simple" xlink:show="embed" xlink:actuate="onLoad"/></draw:frame></text:p>
            </table:table-cell>
            <table:table-cell table:style-name="TableHeaderRowCell" office:value-type="string">
              <text:p text:style-name="P3">Semigroup</text:p>
            </table:table-cell>
            <table:table-cell table:style-name="TableHeaderRowCell" office:value-type="string">
              <text:p text:style-name="P4">Monoid</text:p>
            </table:table-cell>
            <table:table-cell table:style-name="TableHeaderRowCell" office:value-type="string">
              <text:p text:style-name="P5">Group</text:p>
            </table:table-cell>
            <table:table-cell table:style-name="TableHeaderRowCell" office:value-type="string">
              <text:p text:style-name="P6">Abelian</text:p>
            </table:table-cell>
          </table:table-row>
        </table:table-header-rows>
        <table:table-row>
          <table:table-cell table:style-name="TableRowCell" office:value-type="string">
            <text:p text:style-name="Table_20_Contents">is closed</text:p>
          </table:table-cell>
          <table:table-cell table:style-name="TableRowCell" office:value-type="string">
            <text:p text:style-name="P7"><text:span text:style-name="T2">T</text:span></text:p>
          </table:table-cell>
          <table:table-cell table:style-name="TableRowCell" office:value-type="string">
            <text:p text:style-name="P8"><text:span text:style-name="T2">T</text:span></text:p>
          </table:table-cell>
          <table:table-cell table:style-name="TableRowCell" office:value-type="string">
            <text:p text:style-name="P9"><text:span text:style-name="T2">T</text:span></text:p>
          </table:table-cell>
          <table:table-cell table:style-name="TableRowCell" office:value-type="string">
            <text:p text:style-name="P10"><text:span text:style-name="T2">T</text:span></text:p>
          </table:table-cell>
        </table:table-row>
        <table:table-row>
          <table:table-cell table:style-name="TableRowCell" office:value-type="string">
            <text:p text:style-name="Table_20_Contents">is associative</text:p>
          </table:table-cell>
          <table:table-cell table:style-name="TableRowCell" office:value-type="string">
            <text:p text:style-name="P7"><text:span text:style-name="T2">T</text:span></text:p>
          </table:table-cell>
          <table:table-cell table:style-name="TableRowCell" office:value-type="string">
            <text:p text:style-name="P8"><text:span text:style-name="T2">T</text:span></text:p>
          </table:table-cell>
          <table:table-cell table:style-name="TableRowCell" office:value-type="string">
            <text:p text:style-name="P9"><text:span text:style-name="T2">T</text:span></text:p>
          </table:table-cell>
          <table:table-cell table:style-name="TableRowCell" office:value-type="string">
            <text:p text:style-name="P10"><text:span text:style-name="T2">T</text:span></text:p>
          </table:table-cell>
        </table:table-row>
        <table:table-row>
          <table:table-cell table:style-name="TableRowCell" office:value-type="string">
            <text:p text:style-name="Table_20_Contents">has identity</text:p>
          </table:table-cell>
          <table:table-cell table:style-name="TableRowCell" office:value-type="string">
            <text:p text:style-name="P7">F</text:p>
          </table:table-cell>
          <table:table-cell table:style-name="TableRowCell" office:value-type="string">
            <text:p text:style-name="P8"><text:span text:style-name="T2">T</text:span></text:p>
          </table:table-cell>
          <table:table-cell table:style-name="TableRowCell" office:value-type="string">
            <text:p text:style-name="P9"><text:span text:style-name="T2">T</text:span></text:p>
          </table:table-cell>
          <table:table-cell table:style-name="TableRowCell" office:value-type="string">
            <text:p text:style-name="P10">?</text:p>
          </table:table-cell>
        </table:table-row>
        <table:table-row>
          <table:table-cell table:style-name="TableRowCell" office:value-type="string">
            <text:p text:style-name="Table_20_Contents">has inverse</text:p>
          </table:table-cell>
          <table:table-cell table:style-name="TableRowCell" office:value-type="string">
            <text:p text:style-name="P7">F</text:p>
          </table:table-cell>
          <table:table-cell table:style-name="TableRowCell" office:value-type="string">
            <text:p text:style-name="P8">F</text:p>
          </table:table-cell>
          <table:table-cell table:style-name="TableRowCell" office:value-type="string">
            <text:p text:style-name="P9"><text:span text:style-name="T2">T</text:span></text:p>
          </table:table-cell>
          <table:table-cell table:style-name="TableRowCell" office:value-type="string">
            <text:p text:style-name="P10">?</text:p>
          </table:table-cell>
        </table:table-row>
        <table:table-row>
          <table:table-cell table:style-name="TableRowCell" office:value-type="string">
            <text:p text:style-name="Table_20_Contents">is commutative</text:p>
          </table:table-cell>
          <table:table-cell table:style-name="TableRowCell" office:value-type="string">
            <text:p text:style-name="P7">?</text:p>
          </table:table-cell>
          <table:table-cell table:style-name="TableRowCell" office:value-type="string">
            <text:p text:style-name="P8">?</text:p>
          </table:table-cell>
          <table:table-cell table:style-name="TableRowCell" office:value-type="string">
            <text:p text:style-name="P9">?</text:p>
          </table:table-cell>
          <table:table-cell table:style-name="TableRowCell" office:value-type="string">
            <text:p text:style-name="P10"><text:span text:style-name="T2">T</text:span></text:p>
          </table:table-cell>
        </table:table-row>
      </table:table>
      <text:h text:style-name="Heading_20_2" text:outline-level="2"><text:bookmark-start text:name="examples"/>Examples<text:bookmark-end text:name="examples"/></text:h>
      <text:list text:style-name="L3">
        <text:list-item>
          <text:p text:style-name="P11">Z, Q, R and C are abelian groups under addition, and abelian monoids under multiplication, because the <draw:frame draw:style-name="fr1" text:anchor-type="as-char"><draw:object xlink:href="Formula-4/" xlink:type="simple" xlink:show="embed" xlink:actuate="onLoad"/></draw:frame> doesn’t have inverse.</text:p>
        </text:list-item>
        <text:list-item>
          <text:p text:style-name="P11">The set of all <draw:frame draw:style-name="fr1" text:anchor-type="as-char"><draw:object xlink:href="Formula-6/" xlink:type="simple" xlink:show="embed" xlink:actuate="onLoad"/></draw:frame> matrices with real entries form a monoid under multiplication (many singular matrices).</text:p>
        </text:list-item>
        <text:list-item>
          <text:p text:style-name="P11">The dihedral group: <draw:frame draw:style-name="fr1" text:anchor-type="as-char"><draw:object xlink:href="Formula-8/" xlink:type="simple" xlink:show="embed" xlink:actuate="onLoad"/></draw:frame></text:p>
        </text:list-item>
      </text:list>
      <text:h text:style-name="Heading_20_2" text:outline-level="2"><text:bookmark-start text:name="functor"/>Functor<text:bookmark-end text:name="functor"/></text:h>
      <text:list text:style-name="L4">
        <text:list-item>
          <text:p text:style-name="P12">Functor is another kind of algebra</text:p>
        </text:list-item>
        <text:list-item>
          <text:p text:style-name="P12">A functor consists of:</text:p>
          <text:list text:style-name="L5">
            <text:list-item>
              <text:p text:style-name="P13">A <text:span text:style-name="T1">Container Type</text:span> <draw:frame draw:style-name="fr1" text:anchor-type="as-char"><draw:object xlink:href="Formula-10/" xlink:type="simple" xlink:show="embed" xlink:actuate="onLoad"/></draw:frame> that holds values of type <draw:frame draw:style-name="fr1" text:anchor-type="as-char"><draw:object xlink:href="Formula-12/" xlink:type="simple" xlink:show="embed" xlink:actuate="onLoad"/></draw:frame></text:p>
            </text:list-item>
            <text:list-item>
              <text:p text:style-name="P13">A function <draw:frame draw:style-name="fr1" text:anchor-type="as-char"><draw:object xlink:href="Formula-14/" xlink:type="simple" xlink:show="embed" xlink:actuate="onLoad"/></draw:frame> that takes a function an lifts it</text:p>
            </text:list-item>
          </text:list>
        </text:list-item>
        <text:list-item>
          <text:p text:style-name="P12">The Functor Laws</text:p>
          <text:list text:style-name="L6">
            <text:list-item>
              <text:p text:style-name="P14">Identity <text:span text:style-name="Source_Text">fmap id == id</text:span></text:p>
            </text:list-item>
            <text:list-item>
              <text:p text:style-name="P14">Composition <text:span text:style-name="Source_Text">fmap (f.g) == (fmap f) . (fmap g)</text:span></text:p>
            </text:list-item>
            <text:list-item>
              <text:p text:style-name="P14">Structure preservation <text:span text:style-name="Source_Text">fmap :: Functor f =&gt; (a -&gt; b) -&gt; f a -&gt; f b</text:span></text:p>
            </text:list-item>
          </text:list>
        </text:list-item>
      </text:list>
      <text:h text:style-name="Heading_20_2" text:outline-level="2"><text:bookmark-start text:name="applicative"/>Applicative<text:bookmark-end text:name="applicative"/></text:h>
      <text:list text:style-name="L7">
        <text:list-item>
          <text:p text:style-name="P15">The Applicative Laws:</text:p>
          <text:list text:style-name="L8">
            <text:list-item>
              <text:p text:style-name="P16">Identity <text:span text:style-name="Source_Text">pure id &lt;*&gt; v == v</text:span></text:p>
            </text:list-item>
            <text:list-item>
              <text:p text:style-name="P16">Homomorphism <text:span text:style-name="Source_Text">pure f &lt;*&gt; pure x == pure (f x)</text:span></text:p>
            </text:list-item>
            <text:list-item>
              <text:p text:style-name="P16">Interchange <text:span text:style-name="Source_Text">u &lt;*&gt; pure y == pure ($ y) &lt;*&gt; u</text:span></text:p>
            </text:list-item>
            <text:list-item>
              <text:p text:style-name="P16">Composition <text:span text:style-name="Source_Text">pure (.) &lt;*&gt; u &lt;*&gt; v &lt;*&gt; w == u &lt;*&gt; (v &lt;*&gt; w)</text:span></text:p>
            </text:list-item>
          </text:list>
        </text:list-item>
        <text:list-item>
          <text:p text:style-name="P15">Applicatives are more composable than Monads.</text:p>
        </text:list-item>
      </text:list>
      <text:h text:style-name="Heading_20_2" text:outline-level="2"><text:bookmark-start text:name="monads"/>Monads<text:bookmark-end text:name="monads"/></text:h>
      <text:list text:style-name="L9">
        <text:list-item>
          <text:p text:style-name="P17">The Monad Laws:</text:p>
          <text:list text:style-name="L10">
            <text:list-item>
              <text:p text:style-name="P18">Left identity <text:span text:style-name="Source_Text">pure &lt;=&lt; f == f</text:span></text:p>
            </text:list-item>
            <text:list-item>
              <text:p text:style-name="P18">Right identity <text:span text:style-name="Source_Text">f &lt;=&lt; pure == f</text:span></text:p>
            </text:list-item>
            <text:list-item>
              <text:p text:style-name="P18">Associativity <text:span text:style-name="Source_Text">f &lt;=&lt; (g &lt;=&lt; x)== (f &lt;=&lt; g) &lt;=&lt; x</text:span></text:p>
            </text:list-item>
          </text:list>
        </text:list-item>
        <text:list-item>
          <text:p text:style-name="P17">Every Monad is Applicative, and every Applicative is a Functor, but said the opposite isn’t always true.</text:p>
        </text:list-item>
        <text:list-item>
          <text:p text:style-name="P17">These are similar to the <text:span text:style-name="T1">monoid laws</text:span>, but generalized for multiple types defined inside the monad. This sort of structure is called a <text:span text:style-name="T1">category</text:span> in mathematics.</text:p>
        </text:list-item>
      </text:list>
      <text:h text:style-name="Heading_20_2" text:outline-level="2"><text:bookmark-start text:name="summarize"/>Summarize<text:bookmark-end text:name="summarize"/></text:h>
      <text:list text:style-name="L11">
        <text:list-item>
          <text:p text:style-name="P19"><text:span text:style-name="T2">Functors</text:span> are types for containers where we can <text:span text:style-name="Source_Text">map</text:span> pure functions on their contents.</text:p>
        </text:list-item>
        <text:list-item>
          <text:p text:style-name="P19"><text:span text:style-name="T2">Applicative Functors</text:span> are types where we can combine <draw:frame draw:style-name="fr1" text:anchor-type="as-char"><draw:object xlink:href="Formula-16/" xlink:type="simple" xlink:show="embed" xlink:actuate="onLoad"/></draw:frame> containers with a <draw:frame draw:style-name="fr1" text:anchor-type="as-char"><draw:object xlink:href="Formula-18/" xlink:type="simple" xlink:show="embed" xlink:actuate="onLoad"/></draw:frame>-ary function.</text:p>
        </text:list-item>
        <text:list-item>
          <text:p text:style-name="P19"><text:span text:style-name="T2">Monads</text:span> are types <text:span text:style-name="Source_Text">m</text:span> where we can <text:span text:style-name="T1">sequentially compose</text:span> functions of the form <text:span text:style-name="Source_Text">a -&gt; m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1</meta:generator>
    <dc:title>Definitions of Abstract Algebra</dc:title>
    <dc:description/>
    <dc:subject/>
    <meta:keyword/>
    <meta:initial-creator>Daniel Sanchez</meta:initial-creator>
    <dc:creator>Daniel Sanchez</dc:creator>
    <meta:creation-date>2021-10-08T03:38:24Z</meta:creation-date>
    <dc:date>2021-10-08T03:38:24Z</dc:date>
  </office:meta>
</office:document-meta>
</file>

<file path=Formula-0/content.xml><?xml version="1.0" encoding="utf-8"?>
<math xmlns="http://www.w3.org/1998/Math/MathML" display="inline">
  <mo>*</mo>
</math>
</file>

<file path=Formula-10/content.xml><?xml version="1.0" encoding="utf-8"?>
<math xmlns="http://www.w3.org/1998/Math/MathML" display="inline">
  <mi>f</mi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row>
    <mi>f</mi>
    <mi>m</mi>
    <mi>a</mi>
    <mi>p</mi>
  </mrow>
</math>
</file>

<file path=Formula-16/content.xml><?xml version="1.0" encoding="utf-8"?>
<math xmlns="http://www.w3.org/1998/Math/MathML" display="inline">
  <mi>n</mi>
</math>
</file>

<file path=Formula-18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o>*</mo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row>
    <mn>2</mn>
    <mi>x</mi>
    <mn>2</mn>
  </mrow>
</math>
</file>

<file path=Formula-8/content.xml><?xml version="1.0" encoding="utf-8"?>
<math xmlns="http://www.w3.org/1998/Math/MathML" display="inline">
  <mrow>
    <msub>
      <mi>D</mi>
      <mn>4</mn>
    </msub>
    <mo>=</mo>
    <mo stretchy="false" form="prefix">{</mo>
    <mi>I</mi>
    <mo>,</mo>
    <mi>R</mi>
    <mo>,</mo>
    <msup>
      <mi>R</mi>
      <mn>2</mn>
    </msup>
    <mo>,</mo>
    <msup>
      <mi>R</mi>
      <mn>3</mn>
    </msup>
    <mo>,</mo>
    <msub>
      <mi>T</mi>
      <mi>x</mi>
    </msub>
    <mo>,</mo>
    <msub>
      <mi>T</mi>
      <mi>y</mi>
    </msub>
    <mo>,</mo>
    <msub>
      <mi>T</mi>
      <mrow>
        <mn>1</mn>
        <mo>,</mo>
        <mn>3</mn>
      </mrow>
    </msub>
    <mo>,</mo>
    <msub>
      <mi>T</mi>
      <mrow>
        <mn>2</mn>
        <mo>,</mo>
        <mn>4</mn>
      </mrow>
    </msub>
    <mo stretchy="false" form="postfix">}</mo>
  </mrow>
</math>
</file>